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eRandom.SecureRandom( java . security . SecureRandomSpi var0 , java . security . Provid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getInstanc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nex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getInstan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setSeed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generateSee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SecureRan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setSeed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getSee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nextBytes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SecureRandom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Random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